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Times Roman" svg:font-family="'New Times Roman'"/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6" style:family="paragraph" style:parent-style-name="Text_20_body">
      <style:paragraph-properties fo:line-height="150%"/>
      <style:text-properties style:font-name="Times New Roman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/>
    </style:style>
    <style:style style:name="P8" style:family="paragraph" style:parent-style-name="Text_20_body">
      <style:paragraph-properties fo:margin-left="0cm" fo:margin-right="0cm" fo:line-height="100%" fo:text-indent="0cm" style:auto-text-indent="false"/>
    </style:style>
    <style:style style:name="P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line-height="150%"/>
      <style:text-properties style:font-name="Times New Roman"/>
    </style:style>
    <style:style style:name="P11" style:family="paragraph" style:parent-style-name="Standard">
      <style:paragraph-properties fo:line-height="150%"/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paragraph-properties fo:line-height="150%"/>
      <style:text-properties officeooo:paragraph-rsid="001b2dc9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officeooo:rsid="001b2dc9" officeooo:paragraph-rsid="001b2dc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break-before="page"/>
      <style:text-properties officeooo:paragraph-rsid="001b2dc9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weight="normal" style:font-weight-asian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1b2dc9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1b5159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1b2dc9" officeooo:paragraph-rsid="001b2dc9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73c2c5" officeooo:paragraph-rsid="001b2dc9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1b2dc9"/>
    </style:style>
    <style:style style:name="P22" style:family="paragraph" style:parent-style-name="Text_20_body">
      <style:paragraph-properties fo:line-height="150%" fo:text-align="justify" style:justify-single-word="false" fo:break-before="page"/>
      <style:text-properties style:font-name="Times New Roman1" fo:font-size="12pt" officeooo:paragraph-rsid="001b5159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d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5159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officeooo:rsid="001b2dc9" style:font-weight-asian="bold" style:font-weight-complex="bold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8" style:family="text">
      <style:text-properties officeooo:rsid="001b2dc9"/>
    </style:style>
    <style:style style:name="T9" style:family="text">
      <style:text-properties style:font-name="Times New Roman1" fo:font-size="12pt" style:font-size-asian="12pt" style:font-size-complex="12pt"/>
    </style:style>
    <style:style style:name="T10" style:family="text">
      <style:text-properties style:font-name="Times New Roman1" fo:font-size="12pt" officeooo:rsid="001b2dc9" style:font-size-asian="12pt" style:font-size-complex="12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b5159"/>
    </style:style>
    <style:style style:name="T13" style:family="text">
      <style:text-properties fo:color="#000000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dro teórico</text:p>
      <text:p text:style-name="P2"/>
      <text:p text:style-name="P3"><office:annotation><dc:creator>Felipe Prado</dc:creator><dc:date>2015-03-09T01:04:09</dc:date><text:p><text:span text:style-name="T13">OK: adicionado ao arquivo final.</text:span></text:p></office:annotation>Java</text:p>
      <text:p text:style-name="P2"/>
      <text:p text:style-name="P2"><text:tab/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P6"><text:tab/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P6"><text:tab/>Para se desenvolver em Java é necessário instalar um Kit de desenvolvimento, o Java Development Kit - <text:span text:style-name="T12">JDK</text:span>, o qual pode ser obtido no próprio site da Oracle – empresa mantenedora da plataforma. Ele é composto de compilador, máquina virtual, bibliotecas e utilitários.(CAELUM, 2015).</text:p>
      <text:p text:style-name="P2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5"><office:annotation><dc:creator>Felipe Prado</dc:creator><dc:date>2015-03-09T01:04:04</dc:date><text:p><text:span text:style-name="T13">OK: adicionado ao arquivo final.</text:span></text:p></office:annotation>Hibernate</text:p>
      <text:p text:style-name="P2"/>
      <text:p text:style-name="P2"><text:tab/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<text:span text:style-name="T12">istema </text:span>G<text:span text:style-name="T12">erenciador de </text:span>B<text:span text:style-name="T12">anco de </text:span>D<text:span text:style-name="T12">ados ou como é conhecido SGBD</text:span>.</text:p>
      <text:p text:style-name="P2"><text:tab/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</text:p>
      <text:p text:style-name="P2"><text:tab/>Tipicamente, um framework pode incluir programas de apoio, bibliotecas de código, linguagens de script e outros softwares para ajudar a desenvolver e juntar diferentes componentes do seu projeto.</text:p>
      <text:p text:style-name="P5"><office:annotation><dc:creator>Felipe Prado</dc:creator><dc:date>2015-03-09T01:03:57</dc:date><text:p><text:span text:style-name="T13">OK: adicionado ao arquivo final.</text:span></text:p></office:annotation>PostgreSQL</text:p>
      <text:p text:style-name="P2"/>
      <text:p text:style-name="P2"><text:tab/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p>
      <text:p text:style-name="P4"><text:span text:style-name="T5"><text:tab/></text:span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P2"><text:tab/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Open Source.(Souza et al; 2011).</text:p>
      <text:p text:style-name="P14"><text:span text:style-name="T6">Modularização</text:span></text:p>
      <text:p text:style-name="P12"><text:span text:style-name="T6"/></text:p>
      <text:p text:style-name="P21"><text:tab/><text:span text:style-name="T9">Modularização é o desenvolvimento de software de maneira desacoplada, separando o software em pedaços independentes, ou “bundles”, ou seja, é o particionamento do software em partes menores gerenciáveis, com o objetivo de gerenciar e controlar me</text:span><text:span text:style-name="T10">l</text:span><text:span text:style-name="T9">hor o desenvolvimento e manutenção do código.</text:span></text:p>
      <text:p text:style-name="P18"><text:tab/>Knoernschild (2012) afirma que <text:span text:style-name="T8">para que uma aplicação seja modularizada, qualquer</text:span> módulo <text:span text:style-name="T8">dela deve ser</text:span> instalável, gerenciável, reutilizável, combinável, não guarda estado e oferece uma interface clara.</text:p>
      <text:p text:style-name="P22"><text:span text:style-name="T2">OSGi</text:span></text:p>
      <text:p text:style-name="P19"/>
      <text:p text:style-name="P17"><text:tab/>Usaremos o Framework OSGi com a implementação Equinox para o desenvolvimento do software de nosso projeto.</text:p>
      <text:p text:style-name="P21"><text:span text:style-name="Fonte_20_parág._20_padrão"><text:span text:style-name="T9"><text:tab/>OSGi (Open Services Gateway Initiative ou como é conhecido por Sistema Modular e Dinâmico para Java) define uma arquitetura para o desenvolvimento e implantação de aplicações modulares e de bibliotecas.</text:span></text:span></text:p>
      <text:p text:style-name="P17"><text:tab/>Desenvolver softwares na plataforma OSGI significa primeiramente construir o seu aplicativo usando a API do OSGi e depois implantá-lo em um container OSGi. </text:p>
      <text:p text:style-name="P19"><text:tab/><text:span text:style-name="T11">Os containers OSGi são destinados especificamente para o desenvolvimento de aplicativos Java complexos que pretendem dividir-se em módulos.</text:span></text:p>
      <text:p text:style-name="P13"><text:span text:style-name="T7">Do ponto de vista de um programador, a OSGi oferece algumas vantagens:</text:span></text:p>
      <text:p text:style-name="P15"><text:tab/><text:span text:style-name="T7">- Você pode instalar, desinstalar, iniciar e parar diferentes módulos do seu aplicativo, sem precisar reiniciar o software.</text:span></text:p>
      <text:p text:style-name="P15"><text:tab/><text:span text:style-name="T7">- Seu aplicativo pode ter mais de uma versão de um módulo particular funcionando e executando ao mesmo tempo.</text:span></text:p>
      <text:p text:style-name="P15"><text:span text:style-name="T7"><text:tab/>- A OSGi garante uma ótima infraestrutura para desenvolvimento de aplicativos com orientados a serviços, assim como integrados, aplicativos de internet móvel e APPs para internet ricos.</text:span></text:p>
      <text:p text:style-name="P17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P19"><text:tab/><text:span text:style-name="T3">Agora, graças ao Eclipse, a OSGi está emergindo como uma tecnologia viável e valiosa para o desenvolvimento empresarial</text:span></text:p>
      <text:p text:style-name="P13"><text:span text:style-name="T7">Atualmente existem dois principais containers OSGi:</text:span></text:p>
      <text:p text:style-name="P15"><text:tab/><text:span text:style-name="T7">- Equinox é a implementação de referência para a estrutura do OSGI Service Plataform Release 4. Ele é o ambiente de execução modular no coração do eclipse IDE, e implementa todas as funcionalidades necessárias e opcionais para a especificação OSGi R4.</text:span></text:p>
      <text:p text:style-name="P15"><text:tab/><text:span text:style-name="T7">- Knopflerfish é uma implementação das especificações OSGi R3 e OSGi R4. O Knopflerfish2 implementa todas as características obrigatórias e algumas das características opcionais definidas na </text:span><text:soft-page-break/><text:span text:style-name="T7">especificação R4.</text:span></text:p>
      <text:p text:style-name="P20"><text:tab/>Porém, como a utilização dessa nova tecnologia é nova e pouco documentada e testada em aplicações comerciais, o uso da implementação Equinox se expressou sendo a de maior fator de sucesso, pois é a que possui mais materiais de referência e exemplos disponibilizados.</text:p>
      <text:p text:style-name="P5">Referências quadro teórico:</text:p>
      <text:p text:style-name="P11"/>
      <text:p text:style-name="P7"><text:span text:style-name="T3"><office:annotation><dc:creator>Felipe Prado</dc:creator><dc:date>2015-03-09T00:31:59</dc:date><text:p text:style-name="P23"><text:span text:style-name="T14">João, verificar se referência está correta.</text:span></text:p></office:annotation></text:span><text:span text:style-name="T3">BAUER, Christian; KING, Gavin. </text:span><text:span text:style-name="T1">Hibernate in action</text:span><text:span text:style-name="T3">. Greenwitch: Manning Publications, 2005.</text:span></text:p>
      <text:p text:style-name="P16"/>
      <text:p text:style-name="P7"><text:span text:style-name="T3"><office:annotation><dc:creator>Felipe Prado</dc:creator><dc:date>2015-03-09T00:32:39</dc:date><text:p text:style-name="P23"><text:span text:style-name="T14">João, verificar se referência está correta.</text:span></text:p></office:annotation></text:span><text:span text:style-name="T3">Caelum. </text:span><text:span text:style-name="T1">Apostila Java e Orientação a Objetos</text:span><text:span text:style-name="T3">. 2015. Disponível em http://www.caelum.com.br/apostila-java-orientacao-objetos/. Acesso em 08 de março, 2015.</text:span></text:p>
      <text:p text:style-name="P16"/>
      <text:p text:style-name="P7"><text:span text:style-name="T3"><office:annotation><dc:creator>Felipe Prado</dc:creator><dc:date>2015-03-09T00:43:18</dc:date><text:p text:style-name="P23"><text:span text:style-name="T15">João, verificar se referência está correta.</text:span></text:p></office:annotation></text:span><text:span text:style-name="T3">CLARO, D</text:span><text:span text:style-name="T4">aniela</text:span><text:span text:style-name="T3"> B</text:span><text:span text:style-name="T4">arreiro;</text:span><text:span text:style-name="T3"> SOBRAL, J</text:span><text:span text:style-name="T4">oão Bosco Mangueira</text:span><text:span text:style-name="T3">. </text:span><text:span text:style-name="T1">Programação em Java</text:span><text:span text:style-name="T3">. Santa Catarina: Copyleft Pearson Education, 2008.</text:span></text:p>
      <text:p text:style-name="P16"/>
      <text:p text:style-name="P9"><office:annotation><dc:creator>Felipe Prado</dc:creator><dc:date>2015-03-09T00:33:27</dc:date><text:p text:style-name="P23"><text:span text:style-name="T14">João, verificar se referência está correta.</text:span></text:p></office:annotation>DURHAM, A<text:span text:style-name="T12">lam</text:span>; JOHNSON R<text:span text:style-name="T12">alph</text:span>. <text:span text:style-name="T1">A Framework for Run-time Systems and its Visual </text:span></text:p>
      <text:p text:style-name="P9"><text:span text:style-name="T1">Programming Language. </text:span><text:span text:style-name="T3">In:</text:span> OBJECT-ORIENTED PROGRAMMING SYSTEMS, </text:p>
      <text:p text:style-name="P9">LANGUAGES, AND APPLICATIONS. San Jose, CA, October 1996 Proceedings... </text:p>
      <text:p text:style-name="P16">OOPSLA, 1996, p. 20-25.</text:p>
      <text:p text:style-name="P16"/>
      <text:p text:style-name="P7"><text:span text:style-name="T3"><office:annotation><dc:creator>Felipe Prado</dc:creator><dc:date>2015-03-09T00:35:21</dc:date><text:p text:style-name="P23"><text:span text:style-name="T14">João, verificar se referência está correta.</text:span></text:p></office:annotation></text:span><text:span text:style-name="T3">MILANI, André. </text:span><text:span text:style-name="T1">PostgreSQL:</text:span><text:span text:style-name="T3"> Guia do Programador. São Paulo: Novatec </text:span><text:span text:style-name="T4">e</text:span><text:span text:style-name="T3">ditora, 2008.</text:span></text:p>
      <text:p text:style-name="P16"/>
      <text:p text:style-name="P8"><office:annotation><dc:creator>Felipe Prado</dc:creator><dc:date>2015-03-09T00:40:15</dc:date><text:p text:style-name="P23"><text:span text:style-name="T14">João, verificar se referência está correta.</text:span></text:p></office:annotation>SOUZA, A<text:span text:style-name="T12">rthur</text:span> C<text:span text:style-name="T12">âmara</text:span>; AMARAL, H<text:span text:style-name="T12">ugo Richard</text:span>; LIZARDO, L<text:span text:style-name="T12">uis Eduardo</text:span> O. <text:span text:style-name="T1">PostgreSQL:</text:span> uma alternativa para sistemas gerenciadores de banco de dados de código aberto. In: Anais do Congresso Nacional Universidade, EAD e Software Livre, 2012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 Times Roman" svg:font-family="'New Times Roman'"/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10T01:47:27.564000000</dc:date>
    <dc:creator>João Paulo Nakajima</dc:creator>
    <meta:editing-duration>PT9H21M1S</meta:editing-duration>
    <meta:editing-cycles>78</meta:editing-cycles>
    <meta:generator>LibreOffice/4.3.5.2$Windows_x86 LibreOffice_project/3a87456aaa6a95c63eea1c1b3201acedf0751bd5</meta:generator>
    <meta:document-statistic meta:table-count="0" meta:image-count="0" meta:object-count="0" meta:page-count="7" meta:paragraph-count="42" meta:word-count="1092" meta:character-count="7338" meta:non-whitespace-character-count="6257"/>
  </office:meta>
</office:document-meta>
</file>